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Qué significan las siglas CMS?</text:p>
      <text:p text:style-name="Standard">Content Management System</text:p>
      <text:p text:style-name="Standard"/>
      <text:p text:style-name="Standard">¿De que consta el front-end de una aplicación? ¿Y el back-end?</text:p>
      <text:p text:style-name="Standard">el front-end <text:s/>consta de personalización del diseño del sitio web y la gestión de contenidos.</text:p>
      <text:p text:style-name="Standard">el back-end consiste en la base de datos y la funcionalidad de un sitio web.</text:p>
      <text:p text:style-name="Standard"/>
      <text:p text:style-name="Standard">¿Qué significan las siglas WYSIWYG? ¿Sabrías decir un editor de texto que cumpla con esta característica?</text:p>
      <text:p text:style-name="Standard">"what you see is what you get". Wordpress</text:p>
      <text:p text:style-name="Standard"/>
      <text:p text:style-name="Standard">¿Sabrías decir al menos 3 CMS populares del mercado?</text:p>
      <text:p text:style-name="Standard">Wordpress, Shopify y Wix</text:p>
      <text:p text:style-name="Standard"/>
      <text:p text:style-name="Standard">¿Sabrías decir al menos dos pros y dos contras del uso de un CMS?</text:p>
      <text:p text:style-name="Standard">PROS:</text:p>
      <text:p text:style-name="Standard">-uso más facil</text:p>
      <text:p text:style-name="Standard">-más económico</text:p>
      <text:p text:style-name="Standard"/>
      <text:p text:style-name="Standard">CONTRA:</text:p>
      <text:p text:style-name="Standard">-trae más riegos de seguridad sino lo mantenemos actualizado</text:p>
      <text:p text:style-name="Standard">-flexibilidad limitada</text:p>
      <text:p text:style-name="Standard"/>
      <text:p text:style-name="Standard"/>
      <text:p text:style-name="Standard">¿Es recomendable usar un CMS si sabes programar aplicaciones web?</text:p>
      <text:p text:style-name="Standard">S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09:47:08.962000000</meta:creation-date>
    <dc:date>2023-09-19T09:47:31.610000000</dc:date>
    <meta:editing-duration>PT22S</meta:editing-duration>
    <meta:editing-cycles>1</meta:editing-cycles>
    <meta:document-statistic meta:table-count="0" meta:image-count="0" meta:object-count="0" meta:page-count="1" meta:paragraph-count="18" meta:word-count="129" meta:character-count="762" meta:non-whitespace-character-count="650"/>
    <meta:generator>LibreOffice/7.6.1.2$Windows_X86_64 LibreOffice_project/f5defcebd022c5bc36bbb79be232cb6926d8f674</meta:generator>
  </office:meta>
</office:document-meta>
</file>